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fill-color="#ffffcc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e6e6e6" draw:textarea-horizontal-align="center" draw:textarea-vertical-align="middle"/>
    </style:style>
    <style:style style:name="gr5" style:family="graphic" style:parent-style-name="standard">
      <style:graphic-properties draw:fill="solid" draw:fill-color="#ff8080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ffa0a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a0a0" draw:textarea-horizontal-align="center" draw:textarea-vertical-align="middl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none" draw:fill-color="#ffffcc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Courier 10 Pitch'" style:font-pitch="fixed" fo:font-size="12pt"/>
    </style:style>
    <style:style style:name="P4" style:family="paragraph">
      <style:paragraph-properties fo:text-align="center"/>
      <style:text-properties fo:font-family="'Courier 10 Pitch'" style:font-pitch="fixed" fo:font-size="12pt"/>
    </style:style>
    <style:style style:name="P5" style:family="paragraph">
      <style:paragraph-properties fo:text-align="center"/>
      <style:text-properties fo:font-family="'Courier 10 Pitch'" style:font-pitch="fixed" fo:font-size="10pt"/>
    </style:style>
    <style:style style:name="P6" style:family="paragraph">
      <style:paragraph-properties fo:margin-left="0cm" fo:margin-right="0cm" fo:text-align="center" fo:text-indent="0cm"/>
      <style:text-properties fo:font-family="'Albany AMT'" style:font-pitch="variable"/>
    </style:style>
    <style:style style:name="P7" style:family="paragraph">
      <style:paragraph-properties fo:text-align="center"/>
      <style:text-properties fo:font-family="'Albany AMT'" style:font-pitch="variable" fo:font-size="10pt"/>
    </style:style>
    <style:style style:name="T1" style:family="text">
      <style:text-properties fo:font-family="'Courier 10 Pitch'" style:font-pitch="fixed" fo:font-size="12pt"/>
    </style:style>
    <style:style style:name="T2" style:family="text">
      <style:text-properties fo:font-family="'Courier 10 Pitch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7" draw:layer="layout" svg:width="1cm" svg:height="1cm" svg:x="4.635cm" svg:y="12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cm" svg:height="1cm" svg:x="3.135cm" svg:y="10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3.5cm" svg:height="1cm" svg:x="3.135cm" svg:y="10.135cm">
          <text:p text:style-name="P2"><text:span text:style-name="T1">pipelin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635cm" svg:y="12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1cm" svg:height="1cm" svg:x="1.635cm" svg:y="4.1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5cm" svg:height="1cm" svg:x="1.635cm" svg:y="4.135cm">
          <text:p text:style-name="P2"><text:span text:style-name="T1">sitema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" draw:layer="layout" svg:width="3.5cm" svg:height="1cm" svg:x="3.135cm" svg:y="6.135cm">
          <text:p text:style-name="P2"><text:span text:style-name="T1">component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.135cm" svg:y1="5.135cm" svg:x2="3.135cm" svg:y2="6.635cm" draw:start-shape="id1" draw:start-glue-point="2" draw:end-shape="id2" draw:end-glue-point="3">
          <text:p/>
        </draw:connector>
        <draw:custom-shape draw:style-name="gr3" draw:text-style-name="P4" draw:id="id3" draw:layer="layout" svg:width="3.5cm" svg:height="1cm" svg:x="3.135cm" svg:y="8.135cm">
          <text:p text:style-name="P2"><text:span text:style-name="T1">resource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135cm" svg:y1="8.635cm" svg:x2="2.135cm" svg:y2="5.135cm" draw:start-shape="id3" draw:start-glue-point="3" draw:end-shape="id1" draw:end-glue-point="2">
          <text:p/>
        </draw:connector>
        <draw:connector draw:style-name="gr5" draw:text-style-name="P1" draw:layer="layout" svg:x1="3.135cm" svg:y1="10.635cm" svg:x2="2.135cm" svg:y2="5.135cm" draw:start-shape="id4" draw:start-glue-point="3" draw:end-shape="id1" draw:end-glue-point="2">
          <text:p/>
        </draw:connector>
        <draw:custom-shape draw:style-name="gr6" draw:text-style-name="P5" draw:layer="layout" svg:width="5cm" svg:height="0.6cm" svg:x="8.235cm" svg:y="11.735cm">
          <text:p text:style-name="P2"><text:span text:style-name="T2">internal-only=”true”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id="id6" draw:layer="layout" svg:width="3.5cm" svg:height="1cm" svg:x="4.635cm" svg:y="12.135cm">
          <text:p text:style-name="P2"><text:span text:style-name="T1">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svg:x1="3.635cm" svg:y1="11.135cm" svg:x2="4.635cm" svg:y2="12.635cm" draw:start-shape="id5" draw:start-glue-point="2" draw:end-shape="id6" draw:end-glue-point="3">
          <text:p/>
        </draw:connector>
        <draw:custom-shape draw:style-name="gr9" draw:text-style-name="P4" draw:id="id8" draw:layer="layout" svg:width="3.5cm" svg:height="1cm" svg:x="6.135cm" svg:y="14.135cm">
          <text:p text:style-name="P2"><text:span text:style-name="T1">match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5cm" svg:height="0.6cm" svg:x="9.735cm" svg:y="13.767cm">
          <text:p text:style-name="P2"><text:span text:style-name="T2">pattern=”internal/auth/auth”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135cm" svg:y1="13.135cm" svg:x2="6.135cm" svg:y2="14.635cm" draw:start-shape="id7" draw:start-glue-point="2" draw:end-shape="id8" draw:end-glue-point="3">
          <text:p/>
        </draw:connector>
        <draw:custom-shape draw:style-name="gr1" draw:text-style-name="P1" draw:id="id10" draw:layer="layout" svg:width="1cm" svg:height="1cm" svg:x="4.635cm" svg:y="16.1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.635cm" svg:y="16.13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id="id9" draw:layer="layout" svg:width="3.5cm" svg:height="1cm" svg:x="4.635cm" svg:y="16.135cm">
          <text:p text:style-name="P2"><text:span text:style-name="T1">pipe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.635cm" svg:y1="11.135cm" svg:x2="4.635cm" svg:y2="16.635cm" draw:start-shape="id5" draw:start-glue-point="2" draw:end-shape="id9" draw:end-glue-point="3">
          <text:p/>
        </draw:connector>
        <draw:custom-shape draw:style-name="gr9" draw:text-style-name="P4" draw:id="id11" draw:layer="layout" svg:width="3.5cm" svg:height="1cm" svg:x="6.135cm" svg:y="18.103cm">
          <text:p text:style-name="P2"><text:span text:style-name="T1">match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7.9cm" svg:height="0.6cm" svg:x="9.735cm" svg:y="17.735cm">
          <text:p text:style-name="P6"><text:span text:style-name="T2">pattern=”public/auth/login-request”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5.135cm" svg:y1="17.135cm" svg:x2="6.135cm" svg:y2="18.603cm" draw:start-shape="id10" draw:start-glue-point="2" draw:end-shape="id11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Tilman Rassy</meta:initial-creator>
    <meta:creation-date>2007-07-20T13:50:24</meta:creation-date>
    <dc:creator>Tilman Rassy</dc:creator>
    <dc:date>2007-07-20T18:27:40</dc:date>
    <dc:language>en-US</dc:language>
    <meta:editing-cycles>5</meta:editing-cycles>
    <meta:editing-duration>PT4H37M2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